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 table:number-rows-repeated="10480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 style:data-style-name="N2" text:time-value="11:12:41.2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4T11:13:36.523000000</dc:date>
    <meta:editing-duration>P10DT15H8M26S</meta:editing-duration>
    <meta:editing-cycles>4646</meta:editing-cycles>
    <meta:document-statistic meta:table-count="6" meta:cell-count="12781" meta:object-count="0"/>
    <meta:user-defined meta:name="qrichtext">1</meta:user-defined>
  </office:meta>
</office:document-meta>
</file>